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fo:font-style="normal" officeooo:rsid="0034a976" officeooo:paragraph-rsid="00115513" style:font-style-asian="normal" style:font-style-complex="normal"/>
    </style:style>
    <style:style style:name="P2" style:family="paragraph" style:parent-style-name="Standard">
      <style:text-properties fo:font-style="normal" officeooo:rsid="002fa2b7" officeooo:paragraph-rsid="00115513" style:font-style-asian="normal" style:font-style-complex="normal"/>
    </style:style>
    <style:style style:name="P3" style:family="paragraph" style:parent-style-name="Standard">
      <style:text-properties fo:font-style="normal" officeooo:rsid="0034a976" officeooo:paragraph-rsid="00115513" style:font-style-asian="normal" style:font-style-complex="normal"/>
    </style:style>
    <style:style style:name="P4" style:family="paragraph" style:parent-style-name="Standard">
      <style:text-properties fo:font-style="normal" officeooo:rsid="00359aa8" officeooo:paragraph-rsid="00115513" style:font-style-asian="normal" style:font-style-complex="normal"/>
    </style:style>
    <style:style style:name="P5" style:family="paragraph" style:parent-style-name="Standard">
      <style:text-properties fo:font-style="normal" officeooo:rsid="00360eb8" officeooo:paragraph-rsid="00115513" style:font-style-asian="normal" style:font-style-complex="normal"/>
    </style:style>
    <style:style style:name="P6" style:family="paragraph" style:parent-style-name="Standard">
      <style:text-properties fo:font-style="normal" officeooo:rsid="003745d3" officeooo:paragraph-rsid="00115513" style:font-style-asian="normal" style:font-style-complex="normal"/>
    </style:style>
    <style:style style:name="P7" style:family="paragraph" style:parent-style-name="Standard">
      <style:text-properties fo:font-style="normal" officeooo:rsid="0039186e" officeooo:paragraph-rsid="00115513" style:font-style-asian="normal" style:font-style-complex="normal"/>
    </style:style>
    <style:style style:name="P8" style:family="paragraph" style:parent-style-name="Standard">
      <style:text-properties fo:font-style="normal" officeooo:rsid="004aa43e" officeooo:paragraph-rsid="00115513" style:font-style-asian="normal" style:font-style-complex="normal"/>
    </style:style>
    <style:style style:name="P9" style:family="paragraph" style:parent-style-name="Standard">
      <style:text-properties fo:font-style="normal" officeooo:rsid="002bf1f9" officeooo:paragraph-rsid="00115513" style:font-style-asian="normal" style:font-style-complex="normal"/>
    </style:style>
    <style:style style:name="P10" style:family="paragraph" style:parent-style-name="Standard">
      <style:text-properties fo:font-style="normal" officeooo:rsid="003d5531" officeooo:paragraph-rsid="00115513" style:font-style-asian="normal" style:font-style-complex="normal"/>
    </style:style>
    <style:style style:name="P11" style:family="paragraph" style:parent-style-name="Standard">
      <style:text-properties fo:font-style="normal" officeooo:rsid="002c6c51" officeooo:paragraph-rsid="00115513" style:font-style-asian="normal" style:font-style-complex="normal"/>
    </style:style>
    <style:style style:name="P12" style:family="paragraph" style:parent-style-name="Standard">
      <style:text-properties fo:font-style="normal" officeooo:rsid="002d153a" officeooo:paragraph-rsid="00115513" style:font-style-asian="normal" style:font-style-complex="normal"/>
    </style:style>
    <style:style style:name="P13" style:family="paragraph" style:parent-style-name="Standard">
      <style:text-properties fo:font-style="normal" officeooo:rsid="002e7b43" officeooo:paragraph-rsid="00115513" style:font-style-asian="normal" style:font-style-complex="normal"/>
    </style:style>
    <style:style style:name="P14" style:family="paragraph" style:parent-style-name="Standard">
      <style:text-properties fo:font-style="normal" officeooo:rsid="0040bc8e" officeooo:paragraph-rsid="00115513" style:font-style-asian="normal" style:font-style-complex="normal"/>
    </style:style>
    <style:style style:name="P15" style:family="paragraph" style:parent-style-name="Standard">
      <style:text-properties style:font-name="Liberation Serif" fo:font-style="italic" officeooo:rsid="004aa43e" officeooo:paragraph-rsid="00115513" style:font-style-asian="italic" style:font-style-complex="italic"/>
    </style:style>
    <style:style style:name="P16" style:family="paragraph" style:parent-style-name="Standard">
      <style:text-properties style:font-name="Liberation Serif" fo:font-style="italic" officeooo:rsid="0030ed5f" officeooo:paragraph-rsid="00115513" style:font-style-asian="italic" style:font-style-complex="italic"/>
    </style:style>
    <style:style style:name="P17" style:family="paragraph" style:parent-style-name="Standard">
      <style:text-properties style:font-name="Liberation Serif" fo:font-style="italic" officeooo:rsid="002e7b43" officeooo:paragraph-rsid="00115513" style:font-style-asian="italic" style:font-style-complex="italic"/>
    </style:style>
    <style:style style:name="P18" style:family="paragraph" style:parent-style-name="Standard">
      <style:text-properties style:font-name="Dudu Cyryllic" fo:font-style="normal" officeooo:rsid="002d153a" officeooo:paragraph-rsid="00115513" style:font-style-asian="normal" style:font-style-complex="normal"/>
    </style:style>
    <style:style style:name="P19" style:family="paragraph" style:parent-style-name="Standard">
      <style:text-properties style:font-name="Dudu Cyryllic" fo:font-style="normal" officeooo:rsid="002e7b43" officeooo:paragraph-rsid="00115513" style:font-style-asian="normal" style:font-style-complex="normal"/>
    </style:style>
    <style:style style:name="T1" style:family="text">
      <style:text-properties officeooo:rsid="0040bc8e"/>
    </style:style>
    <style:style style:name="T2" style:family="text">
      <style:text-properties officeooo:rsid="03304b8c"/>
    </style:style>
    <style:style style:name="T3" style:family="text">
      <style:text-properties officeooo:rsid="0162071a"/>
    </style:style>
    <style:style style:name="T4" style:family="text">
      <style:text-properties officeooo:rsid="00360eb8"/>
    </style:style>
    <style:style style:name="T5" style:family="text">
      <style:text-properties officeooo:rsid="003745d3"/>
    </style:style>
    <style:style style:name="T6" style:family="text">
      <style:text-properties officeooo:rsid="00359aa8"/>
    </style:style>
    <style:style style:name="T7" style:family="text">
      <style:text-properties officeooo:rsid="011e7488"/>
    </style:style>
    <style:style style:name="T8" style:family="text">
      <style:text-properties officeooo:rsid="0045105f"/>
    </style:style>
    <style:style style:name="T9" style:family="text">
      <style:text-properties officeooo:rsid="0039186e"/>
    </style:style>
    <style:style style:name="T10" style:family="text">
      <style:text-properties officeooo:rsid="004c0264"/>
    </style:style>
    <style:style style:name="T11" style:family="text">
      <style:text-properties officeooo:rsid="03315008"/>
    </style:style>
    <style:style style:name="T12" style:family="text">
      <style:text-properties officeooo:rsid="003965df"/>
    </style:style>
    <style:style style:name="T13" style:family="text">
      <style:text-properties officeooo:rsid="00460858"/>
    </style:style>
    <style:style style:name="T14" style:family="text">
      <style:text-properties officeooo:rsid="004787e5"/>
    </style:style>
    <style:style style:name="T15" style:family="text">
      <style:text-properties officeooo:rsid="002d153a"/>
    </style:style>
    <style:style style:name="T16" style:family="text">
      <style:text-properties officeooo:rsid="003ca18f"/>
    </style:style>
    <style:style style:name="T17" style:family="text">
      <style:text-properties officeooo:rsid="014cf00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/>
      <text:p text:style-name="P3"/>
      <text:p text:style-name="P3">У нас имелся кодовый стук в дверь комнаты начальника клуба, она же музыкантская.</text:p>
      <text:p text:style-name="P3">Правильно постучишь — откроется дверь, а если нет, то иди откуда пришёл, или голос подай, покричи — чё те нада...</text:p>
      <text:p text:style-name="P3">Один раз после правильного стука в двери нарисовался замполит части и прапор из четвёртой роты. Наверняка он и постучал, гид-экскурсовод грёбаный.</text:p>
      <text:p text:style-name="P4">У Рассола реакция — будь-будь, пока те вкруговую секанули кто тут, шо и почём, он бутылку опустил в кирзовый сапог из той пары, что возле этажерки стояла.</text:p>
      <text:p text:style-name="P4">Конечно, замполит нас всё равно назвал притоном алкашей и тунеядцев, но прямых улик уже не было.</text:p>
      <text:p text:style-name="P4"/>
      <text:p text:style-name="P4">А больше всего мы разговаривали — кто что делал «на гражданке», как будет жить после дембеля и как третья рота ходила мочить отдельную, но чурки бляхами отбились.</text:p>
      <text:p text:style-name="P4"/>
      <text:p text:style-name="P4">Чемпионом говорения был, разумеется Карпеша — негромким доверительным голосом часами мог <text:span text:style-name="T2">он </text:span>рассказывать как ездил в отпуск и за десять дней шесть раз ссорился и мирился со своей бывшей одноклассницей.</text:p>
      <text:p text:style-name="P4">Тебе не интересно слушать в седьмой раз?</text:p>
      <text:p text:style-name="P4">Выходи в пустой кинозал, там тебе Роберт расскажет про жизнь в Париже, где все всё про всех знают; например, что Жан Марэ — голубой.</text:p>
      <text:p text:style-name="P4">Жаль, конечно. В «Фантомасе» он мне не понравился, но в роли Д'Aртаньяна из «Железной маски» <text:s/>— <text:s/>само воплощение мужественности.</text:p>
      <text:p text:style-name="P4">Что этот Париж с людьми делает.</text:p>
      <text:p text:style-name="P4"/>
      <text:p text:style-name="P4">Серый поведает как шугал влюблённые парочки на своём «кутке».</text:p>
      <text:p text:style-name="P4">За калитку выйдет, на батиной двустволке курки взведёт:</text:p>
      <text:p text:style-name="P4">- Ну, шо, Ромео, догулялся?</text:p>
      <text:p text:style-name="P4">Тот, конешно, рвёт когти, но, сука, зигзагами, и через плечо советы выкрикивает:</text:p>
      <text:p text:style-name="P4">- Беги! Света, беги!</text:p>
      <text:p text:style-name="P4">Или как он первый раз своей молодой жене навешал и наутро у неё глаза позаплывали, как у китаёзы.</text:p>
      <text:p text:style-name="P4"/>
      <text:p text:style-name="P4"><text:span text:style-name="T3">A</text:span> Джафаров, поглаживая красивый мягкий блеск своей трубы, расскажет как он ещё пацан был и на одной халтуре подглядел <text:span text:style-name="T4">как одна блядь делала минет офицеру, а потом вышла в зал и дальше танцевала с кем-то ещё и взасос целовалась с другим офицером, по званию старше первого.</text:span></text:p>
      <text:p text:style-name="P4">- <text:span text:style-name="T4">Но такая, блядь, женщина. Клянусь честным словом! Красавица.</text:span></text:p>
      <text:p text:style-name="P4"/>
      <text:p text:style-name="P5">А когда он служил в сводном оркестре, их руководитель вообще по городу <text:span text:style-name="T5">с тубой ходил. Самая большая труба в духовых оркестрах. Халтуру искал. Да.</text:span></text:p>
      <text:p text:style-name="P6">Ходит и смотрит <text:span text:style-name="T6">— </text:span>куда похоронные венки понесут и он туда же. </text:p>
      <text:p text:style-name="P6">- Военный оркестр <text:span text:style-name="T2">хотите</text:span> на похорон<text:span text:style-name="T2">ах</text:span>? Можем договориться.</text:p>
      <text:p text:style-name="P6">Клянусь, такой проныра. </text:p>
      <text:p text:style-name="P6">Но оркестр, конечно, не в полном составе. </text:p>
      <text:p text:style-name="P6">Такая халтура называется «жмурика лабать». Да.</text:p>
      <text:p text:style-name="P6">Один раз так же вот лабать приходим. На втором этаже, дверь открыта, зашли.</text:p>
      <text:p text:style-name="P6">Родственники сидят плачут. Всё как положено. Но что-то уж очень слишком плачут. И на музыкантов ноль внимания.</text:p>
      <text:p text:style-name="P6">Руководитель к той, с кем договаривался:</text:p>
      <text:p text:style-name="P6">- Ч<text:span text:style-name="T7">то</text:span> за дел<text:span text:style-name="T7">á</text:span>?</text:p>
      <text:p text:style-name="P6"><text:soft-page-break/>- Ой, у нас горе! Наверно, похороны придётся отменить.</text:p>
      <text:p text:style-name="P6">Заводит нас в другую комнату — там ещё больше плачут. </text:p>
      <text:p text:style-name="P6">По центру стол, на нём гроб. Всё как положено. А в гробу покойник сидит. Ну, в натуре, <text:span text:style-name="T8">клянусь</text:span> — сидит!</text:p>
      <text:p text:style-name="P6">Он при жизни горбатый был. Горб большой, лечь не получается. Накрылась халтура...</text:p>
      <text:p text:style-name="P6">Руководитель подходит — <text:span text:style-name="T9">на лоб ему надавил; тот через горб перекинулся — лёг как надо; только теперь ноги кверху — брык! — и торчат. Крышка не закроется.</text:span></text:p>
      <text:p text:style-name="P6">- <text:span text:style-name="T9">Мы так уже пробовали,- говорит та, с кем договорено, и ревёт громче всех в комнате.</text:span></text:p>
      <text:p text:style-name="P7">Но руководитель молодец <text:span text:style-name="T6">— </text:span>догадался: </text:p>
      <text:p text:style-name="P7">- <text:span text:style-name="T7">В</text:span>с<text:span text:style-name="T7">ё,-</text:span> говорит,- пусть из комнаты <text:span text:style-name="T7">все </text:span>выйдут, а останутся одни музыканты.</text:p>
      <text:p text:style-name="P7">Вобщем, вытащили <text:span text:style-name="T7">покойника</text:span>, опустили на пол, перевернули и сверху гробом <text:s/><text:span text:style-name="T6">— <text:s/></text:span>хрясь! </text:p>
      <text:p text:style-name="P7">Не пропадать же халтуре.</text:p>
      <text:p text:style-name="P7">- И помогло?- сквозь слёзы спрашиваю я.</text:p>
      <text:p text:style-name="P7">- Что-то треснуло, но — клянусь! <text:span text:style-name="T6">— </text:span>распрямился.</text:p>
      <text:p text:style-name="P7">Гроб на место поставили, его положили — лежит как положено; вот только...</text:p>
      <text:p text:style-name="P7">- ?? (у меня уже нет сил спрашивать)</text:p>
      <text:p text:style-name="P7">- Ноги на десять сантиметров из гроба вытарчивают; он же,<text:span text:style-name="T2"> мамой клянусь, </text:span><text:s/>длиннее стал...</text:p>
      <text:p text:style-name="P7"/>
      <text:p text:style-name="P7">В байке лабуха <text:span text:style-name="T10">про горбатого жмурика </text:span>реальность переплетается с вымыслом, я <text:span text:style-name="T10">испускаю дух на деревянном кресле кинозала, задохшись в <text:s/>хохоте, и понятия не имею что в Ставрополе есть крайком КПСС, а в том крайкоме есть первый секретарь, а того секретаря зовут Горбачёв, но среди местных «цеховиков» у него кличка «конверт».</text:span></text:p>
      <text:p text:style-name="P8"/>
      <text:p text:style-name="P15"><text:span text:style-name="T7">(...</text:span>«<text:span text:style-name="T7">ц</text:span>еховики» <text:s text:c="2"/>— это люди, которые делают бизнес в условиях развитого социализма, но за это им приходится платить.</text:p>
      <text:p text:style-name="P15"><text:span text:style-name="T10">М. </text:span>Горбачёв приучил ставропольских цеховиков, чтобы плату они приносили исключительно в конверте, как во всём цивилизованном мире...<text:span text:style-name="T7">)</text:span> </text:p>
      <text:p text:style-name="P16"/>
      <text:p text:style-name="P9">Не хочу, чтобы сложилось впечатление, будто стройбат — это беспросветно унылый каторжный труд. </text:p>
      <text:p text:style-name="P9">Порой и здесь наступает весна и мы переходим на летнюю форму одежды, сдаём старшине роты фуфайки и бушлаты, ставшие почему-то такими тяжёлыми; меняем жаркие серые шапки на пижонистые пилотки</text:p>
      <text:p text:style-name="P9"><text:span text:style-name="T11">Т</text:span>ак приятно налегке стоять на разводе под свеже-синим небом с перьями облаков; <text:span text:style-name="T12">въезжать в открытых кузовах грузовиков в залитый утренним солнцем город, где вдоль тротуаров ходит столько разноцветных платьев и юбок.</text:span></text:p>
      <text:p text:style-name="P9"/>
      <text:p text:style-name="P10">Весной девушек прибавляется и они начинают выплёскиваться за пределы тротуаров.</text:p>
      <text:p text:style-name="P10">Во всяком случае, в конце дня две девушки появились даже на территории будущего медицинского центра.</text:p>
      <text:p text:style-name="P10">Я шёл к месту сбора, куда приезжает за нами грузовик, <text:span text:style-name="T7">а те две девушки</text:span> метрах в тридцати впереди. Наверное, куда-то путь срезали; идут себе не спеша, говорят о чём-то.</text:p>
      <text:p text:style-name="P10">Вдруг разговор их оборвался, минуя место сбора, они перешли на скорый шаг и скрылись из виду.</text:p>
      <text:p text:style-name="P10">А там уже сидит Саша Хворостюк — первым явился.</text:p>
      <text:p text:style-name="P10">Унасестился на невысокий столбик — руками <text:span text:style-name="T11">упёрся </text:span>в колени широко расставленных ног, <text:span text:style-name="T13">типа, в позе ППП — «пахан параши петухов»</text:span> — и, с<text:span text:style-name="T14">высока так</text:span>, водит клювом по сторонам. Из расстёгнутой ширинки хэбэ свисает его член.</text:p>
      <text:p text:style-name="P10">Потому и девахи отсюда ломанулись; больше тут срезать не будут.</text:p>
      <text:p text:style-name="P10">Вот ведь ёбаный утконос!</text:p>
      <text:p text:style-name="P11"/>
      <text:p text:style-name="P11">А иногда в стройбате вообще вдруг окунаешься в мир иной — без траншей, лопат, поддонов <text:soft-page-break/>и шуганины...</text:p>
      <text:p text:style-name="P11">Всё шло как заведено, <text:span text:style-name="T15">но, въехав в город, грузовик повёз нас незнакомым маршрутом.</text:span></text:p>
      <text:p text:style-name="P12">Наверно, ефрейтор Алик знал куда мы едем, но ограниченный словарный запас не позволяет говорить толком, вот он и отмалчивался с загадочно важным видом.</text:p>
      <text:p text:style-name="P12">Грузовик остановился у <text:s/>здания городского цирка, мы спрыгнули вслед за Аликом и мужик в гражданке сказал что <text:span text:style-name="T11">предстоит нам </text:span><text:s/>делать.</text:p>
      <text:p text:style-name="P12">В цирке идёт пересменка — одна труппа выезжает, а на её месте начинает гастроли цирк лилипутов.</text:p>
      <text:p text:style-name="P18"/>
      <text:p text:style-name="P17"><text:span text:style-name="T7">(...к</text:span>акая роль достаётся стройбату в промежутке между двумя цирками?</text:p>
      <text:p text:style-name="P17">Точно! Погрузить один и разгрузить второй...<text:span text:style-name="T7">)</text:span></text:p>
      <text:p text:style-name="P17"/>
      <text:p text:style-name="P13">Но всё равно это был праздник и мы празднично втаскивали большие ящики в длинные прицепные фургоны с брезентовым верхом и празднично вытаскивали такие же ящики из таких же, но других, длинных прицепных фургонов. </text:p>
      <text:p text:style-name="P13">А потом мы съели по мороженому, выпили кваса из бочки на околоцирковой площади, зашли в его здание и расселись, кто где, на зрительских креслах пустого амфитеатра вокруг арены.</text:p>
      <text:p text:style-name="P13"/>
      <text:p text:style-name="P13">Представители только что прибывшей труппы лилипутов ходили восхищёнными кругами вокруг самого низкорослого члена нашей погрузочно-разгрузочной группы <text:span text:style-name="T11">особого назначения</text:span>.</text:p>
      <text:p text:style-name="P13">Если б он вырос на два сантиметра короче, то его не загребли бы даже и в стройбат; а так — <text:span text:style-name="T16">метр пятьдесят шесть есть? — </text:span><text:s/>годен!</text:p>
      <text:p text:style-name="P13">Один из лилипутов даже о чём-то негромко поговорил с ним; <text:span text:style-name="T11">солдат</text:span> так никогда и не признался <text:span text:style-name="T11">нам — </text:span>о чём.</text:p>
      <text:p text:style-name="P13">Скорее всего его сманивали в номер силовых акробатов, когда на нижнем силаче выстраивается целая пирамида из более легковесных гимнастов-<text:span text:style-name="T17">лилипутов</text:span>.</text:p>
      <text:p text:style-name="P13"/>
      <text:p text:style-name="P13"><text:span text:style-name="T3">Какая-то лилипуточка</text:span> позвала меня помочь ей.</text:p>
      <text:p text:style-name="P13">Мы <text:span text:style-name="T7">с ней </text:span>покинули здание <text:s/>через боковой ход и она повела меня к ряду вагончиков на автомобильных колёсах.</text:p>
      <text:p text:style-name="P19"/>
      <text:p text:style-name="P17"><text:span text:style-name="T7">(...к</text:span>ак-то странно идти за женщиной, которая тебе по пояс; чувствуешь себя слоном в индийской деревушке...<text:span text:style-name="T7">)</text:span></text:p>
      <text:p text:style-name="P17"/>
      <text:p text:style-name="P2">Она поднялась на высокое крыльцо, вскинула руку над головой, подёргала ручку двери и тонким голосом попросила меня открыть.</text:p>
      <text:p text:style-name="P2">Я опустил ладонь на ручку, чуть налёг, чтоб повернулась, и распахнул дверь.</text:p>
      <text:p text:style-name="P2">- Спасибо!</text:p>
      <text:p text:style-name="P2">- Пожалуйста.</text:p>
      <text:p text:style-name="P2">До чего, оказывается, неудобно жить в мире не подогнанном под тебя.</text:p>
      <text:p text:style-name="P2"/>
      <text:p text:style-name="P2">Я вернулся в цирк, где Алик Алиев самозабвенно гонялся по кругу арены за низкорослым <text:span text:style-name="T7">белым </text:span>пони, который в гробу видал таких <text:span text:style-name="T17">ефрейторов-</text:span>джигитов в кирзовых сапогах.</text:p>
      <text:p text:style-name="P14">Оркестр духовых наскоро репетировал <text:span text:style-name="T17">бравурные</text:span> марши с <text:s/>нагловатой фальшивинкой присущей <text:span text:style-name="T17">оркестрам цирка</text:span>.</text:p>
      <text:p text:style-name="P2">Группка лилипутов скопилась возле тяжёлых складок занавеса и одна из них — размером с детсадницу старшей группы — закатывала матерный скандал своему мужу, которого застала в вагончике с другой лилипуткой.</text:p>
      <text:p text:style-name="P2">Исполненная цыплячьим писком матерщина теряет <text:span text:style-name="T1">в </text:span>сво<text:span text:style-name="T1">ём</text:span> удельн<text:span text:style-name="T1">ом</text:span> вес<text:span text:style-name="T1">е</text:span>, но <text:s/>накал эмоций скандалистки не уступал глубине страстей в шекспировских твореньях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2T13:15:29.161659222</meta:creation-date>
    <dc:date>2017-03-02T13:15:36.093134963</dc:date>
    <dc:creator>sehrguey </dc:creator>
    <meta:editing-duration>PT7S</meta:editing-duration>
    <meta:editing-cycles>1</meta:editing-cycles>
    <meta:document-statistic meta:table-count="0" meta:image-count="0" meta:object-count="0" meta:page-count="3" meta:paragraph-count="83" meta:word-count="1269" meta:character-count="8240" meta:non-whitespace-character-count="6999"/>
    <meta:generator>LibreOffice/4.3.3.2$Linux_x86 LibreOffice_project/430m0$Build-2</meta:generator>
  </office:meta>
</office:document-meta>
</file>